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45bc" officeooo:paragraph-rsid="001b45bc"/>
    </style:style>
    <style:style style:name="P2" style:family="paragraph" style:parent-style-name="Standard" style:list-style-name="L1">
      <style:text-properties officeooo:rsid="001cee07" officeooo:paragraph-rsid="001cee07"/>
    </style:style>
    <style:style style:name="P3" style:family="paragraph" style:parent-style-name="Standard" style:list-style-name="L1">
      <style:text-properties officeooo:rsid="001ea238" officeooo:paragraph-rsid="001ea238"/>
    </style:style>
    <style:style style:name="P4" style:family="paragraph" style:parent-style-name="Standard" style:list-style-name="L1">
      <style:text-properties officeooo:rsid="00207fe1" officeooo:paragraph-rsid="00207fe1"/>
    </style:style>
    <style:style style:name="P5" style:family="paragraph" style:parent-style-name="Standard" style:list-style-name="L1">
      <style:text-properties officeooo:rsid="002257b1" officeooo:paragraph-rsid="002257b1"/>
    </style:style>
    <style:style style:name="P6" style:family="paragraph" style:parent-style-name="Standard" style:list-style-name="L1">
      <style:text-properties officeooo:rsid="00256e54" officeooo:paragraph-rsid="00256e54"/>
    </style:style>
    <style:style style:name="P7" style:family="paragraph" style:parent-style-name="Standard" style:list-style-name="L1">
      <style:text-properties officeooo:rsid="00261083" officeooo:paragraph-rsid="00261083"/>
    </style:style>
    <style:style style:name="T1" style:family="text">
      <style:text-properties officeooo:rsid="00256e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60595063761028604" text:style-name="L1">
        <text:list-item>
          <text:p text:style-name="P1">Debugging!</text:p>
          <text:list>
            <text:list-item>
              <text:p text:style-name="P2">First bug: A bug in a computer (literally)</text:p>
            </text:list-item>
            <text:list-item>
              <text:p text:style-name="P2">Debugging with Processing</text:p>
              <text:list>
                <text:list-item>
                  <text:p text:style-name="P2">Explain what it does to someone else</text:p>
                  <text:list>
                    <text:list-item>
                      <text:p text:style-name="P3">They don't have to know what you're talking about!</text:p>
                    </text:list-item>
                  </text:list>
                </text:list-item>
                <text:list-item>
                  <text:p text:style-name="P2">Comment it</text:p>
                </text:list-item>
                <text:list-item>
                  <text:p text:style-name="P3">Print out the values to the console</text:p>
                </text:list-item>
                <text:list-item>
                  <text:p text:style-name="P4">Play with the variable values</text:p>
                </text:list-item>
                <text:list-item>
                  <text:p text:style-name="P5">Make things <text:span text:style-name="T1">(shapes) </text:span>more obvious temporarily</text:p>
                </text:list-item>
                <text:list-item>
                  <text:p text:style-name="P6">Walk away! Don't get too frustrated</text:p>
                </text:list-item>
              </text:list>
            </text:list-item>
            <text:list-item>
              <text:p text:style-name="P7">Demo: Paint</text:p>
              <text:list>
                <text:list-item>
                  <text:p text:style-name="P7">Variables</text:p>
                  <text:list>
                    <text:list-item>
                      <text:p text:style-name="P7">Default color</text:p>
                    </text:list-item>
                    <text:list-item>
                      <text:p text:style-name="P7">Store the possible paint colors (red, green, blue)</text:p>
                    </text:list-item>
                    <text:list-item>
                      <text:p text:style-name="P7">Store how big each paint dab should be</text:p>
                    </text:list-item>
                    <text:list-item>
                      <text:p text:style-name="P7">Keep track of the current painting color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38:05.799359292</meta:creation-date>
    <meta:generator>LibreOffice/4.3.1.2$Linux_X86_64 LibreOffice_project/430m0$Build-2</meta:generator>
    <dc:date>2014-09-17T15:02:04.096297600</dc:date>
    <meta:editing-duration>PT20M2S</meta:editing-duration>
    <meta:editing-cycles>11</meta:editing-cycles>
    <meta:document-statistic meta:table-count="0" meta:image-count="0" meta:object-count="0" meta:page-count="1" meta:paragraph-count="16" meta:word-count="98" meta:character-count="494" meta:non-whitespace-character-count="428"/>
  </office:meta>
</office:document-meta>
</file>